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bc15" officeooo:paragraph-rsid="0018e789"/>
    </style:style>
    <style:style style:name="P2" style:family="paragraph" style:parent-style-name="Standard">
      <style:text-properties officeooo:rsid="0018e789" officeooo:paragraph-rsid="0018e789"/>
    </style:style>
    <style:style style:name="P3" style:family="paragraph" style:parent-style-name="Standard">
      <style:text-properties officeooo:rsid="0018e789" officeooo:paragraph-rsid="001947cf"/>
    </style:style>
    <style:style style:name="P4" style:family="paragraph" style:parent-style-name="Standard">
      <style:text-properties officeooo:rsid="001947cf" officeooo:paragraph-rsid="001947cf"/>
    </style:style>
    <style:style style:name="T1" style:family="text">
      <style:text-properties officeooo:rsid="0018e789"/>
    </style:style>
    <style:style style:name="T2" style:family="text">
      <style:text-properties officeooo:rsid="001947cf"/>
    </style:style>
    <style:style style:name="T3" style:family="text">
      <style:text-properties style:text-position="super 58%"/>
    </style:style>
    <style:style style:name="T4" style:family="text">
      <style:text-properties style:text-position="0% 100%"/>
    </style:style>
    <style:style style:name="T5" style:family="text">
      <style:text-properties officeooo:rsid="0019b7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1">5</text:span> <text:span text:style-name="T1">May</text:span> 2020</text:p>
      <text:p text:style-name="P1">Group I</text:p>
      <text:p text:style-name="P1">Present: Alex, Colin, Mariah, Peter, Stefan </text:p>
      <text:p text:style-name="P1">Absent: </text:p>
      <text:p text:style-name="P1">Started: 2:05 PM</text:p>
      <text:p text:style-name="P1"/>
      <text:p text:style-name="P2">This meetings was focused around discussing what needed to be fixed from last iteration, along with brainstorming for ideas on how to measure when a user has won the game.</text:p>
      <text:p text:style-name="P2"/>
      <text:p text:style-name="P2">All members were present for this meeting.</text:p>
      <text:p text:style-name="P2"/>
      <text:p text:style-name="P2">Stefan began the meetings by going over some of the file option issues that had been brought up from the previous submission. He agreed to get them fixed, as most of the issues required some minor tweaking. Colin noted that file options should be separated into its own class because of the fact that it contains so many catches and operations unique to only file options.</text:p>
      <text:p text:style-name="P2"/>
      <text:p text:style-name="P2">All members agreed that this was a good idea, and Stefan agreed to shift what he could to another class. <text:s/>All members seemed confused as to how a winning solution could be read from the file, especially if user rotations need to saved, yet they must be set to zero at save time. They agreed to look away from the file solution, and instead use the piece ID tactic that had worked well for saving positions.</text:p>
      <text:p text:style-name="P2"/>
      <text:p text:style-name="P3">Without randomization, all members noted that the Content pieces are generated in order of a solution, that is, the top left Content object is the first piece of the maze, and the bottom right is the last piece. Keeping this in mind, they also knew that all cell objects are generated in the same sequential order. So, the top left Content piece should go in the top left Cell object, rinse and repeat. Upon trying this tactic, the members found that all pieces lined up to form a maze with one entrance and <text:span text:style-name="T2">one </text:span>exit, with no weird overlapping. This must constitute a solution, and so a <text:span text:style-name="T2">win condition </text:span>check that takes a look at rotation, <text:span text:style-name="T2">and ID values of both a Content object and Parent object was decided upon.</text:span></text:p>
      <text:p text:style-name="P3"/>
      <text:p text:style-name="P3"><text:span text:style-name="T2">Stefan and Alex agreed to work on the Timer, as it would likely use a Swing Timer similar to what was used in Flash Piece. </text:span></text:p>
      <text:p text:style-name="P2"/>
      <text:p text:style-name="P4">All members agreed to work on these new feature<text:span text:style-name="T5">s</text:span>, and scheduled to meet again on the 7<text:span text:style-name="T3">th</text:span>.</text:p>
      <text:p text:style-name="P4"/>
      <text:p text:style-name="P4">Meeting end: 3:00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0:20:21.761635326</meta:creation-date>
    <dc:date>2020-05-06T10:35:23.726954612</dc:date>
    <meta:editing-duration>PT3M37S</meta:editing-duration>
    <meta:editing-cycles>2</meta:editing-cycles>
    <meta:generator>LibreOffice/5.2.7.2$Linux_X86_64 LibreOffice_project/20m0$Build-2</meta:generator>
    <meta:document-statistic meta:table-count="0" meta:image-count="0" meta:object-count="0" meta:page-count="1" meta:paragraph-count="13" meta:word-count="371" meta:character-count="2029" meta:non-whitespace-character-count="1667"/>
  </office:meta>
</office:document-meta>
</file>